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a002" officeooo:paragraph-rsid="001da002"/>
    </style:style>
    <style:style style:name="T1" style:family="text">
      <style:text-properties officeooo:rsid="001de3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74 Lab 1</text:p>
      <text:p text:style-name="P1">Requirements gathering</text:p>
      <text:p text:style-name="P1">Problem statement due end of lab 9/26</text:p>
      <text:p text:style-name="P1">-Make statement, give to read at start of next lab, then work on feedback</text:p>
      <text:p text:style-name="P1"/>
      <text:p text:style-name="P1">Project choices</text:p>
      <text:p text:style-name="P1">A) Design Conference Judge sheet are done on paper, totaled by humans. Make this into an online, digital format. May need to resubmit after conferring with each other. Type 1: Simple report to Shane of data. Type 2: Printout of judges info to give back to teams.</text:p>
      <text:p text:style-name="P1"/>
      <text:p text:style-name="P1">B) Payment auth form. (Grad is $928/Unit). Bookkeeping form for a TA or RA to fill out so that their tuition is paid. Gets mailed to TA's, signed, scanned, mailed, repeat, approved – wasteful. Put this process online. Must be filled out by student, signed, and move on to the next person for signing. Print paper copy at the end. Checkbox and initial in place of signature or electronic signature. Get's sent backwards of not approved.</text:p>
      <text:p text:style-name="P1"/>
      <text:p text:style-name="P1">C) Degree audit doesn't show unsatisfied requirements. Given a senior checklist, student needs to be able to check if they have not missed anything. Needs to know how classes meet core. <text:span text:style-name="T1">Enter courses, check boxes, whatever – it is a personal, persistent check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4:22:57.933237535</meta:creation-date>
    <dc:date>2016-09-19T14:51:16.235263836</dc:date>
    <meta:editing-duration>PT12M38S</meta:editing-duration>
    <meta:editing-cycles>1</meta:editing-cycles>
    <meta:document-statistic meta:table-count="0" meta:image-count="0" meta:object-count="0" meta:page-count="1" meta:paragraph-count="8" meta:word-count="193" meta:character-count="1122" meta:non-whitespace-character-count="935"/>
    <meta:generator>LibreOffice/4.3.7.2$Linux_X86_64 LibreOffice_project/430$Build-2</meta:generator>
  </office:meta>
</office:document-meta>
</file>